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0">
            <text:p>0</text:p>
          </table:table-cell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  <table:table-cell table:formula="of:=SUM([.K2];[.K5];[.K7])" office:value-type="float" office:value="75900">
            <text:p>75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  <table:table-cell table:formula="of:=SUM([.G3];[.G33])" office:value-type="float" office:value="76200">
            <text:p>762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  <table:table-cell table:style-name="ce2" table:formula="of:=[.L9]-[.L10]" office:value-type="float" office:value="-300">
            <text:p>-300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Կարեն</text:p>
          </table:table-cell>
          <table:table-cell table:style-name="ce7" office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string">
            <text:p>6000-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];[.B28];[.D28])" office:value-type="float" office:value="1053.82775119617">
            <text:p>1053.8277511962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office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office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46259.5454545455">
            <text:p>46259.5454545455</text:p>
          </table:table-cell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2950">
            <text:p>295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/>
          <table:table-cell table:style-name="ce2" table:formula="of:=SUM([.B33:.F33])" office:value-type="float" office:value="29100">
            <text:p>29100</text:p>
          </table:table-cell>
          <table:table-cell table:style-name="ce8" table:formula="of:=SUM([.B58:.F58])" office:value-type="float" office:value="1475.03759398496">
            <text:p>1475.03759398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475.03759398496">
            <text:p>1475.03759398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475.03759398496">
            <text:p>1475.03759398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];[.F58])" office:value-type="float" office:value="360">
            <text:p>36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475.03759398496">
            <text:p>1475.03759398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475.03759398496">
            <text:p>1475.03759398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475.03759398496">
            <text:p>1475.03759398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F58])" office:value-type="float" office:value="360">
            <text:p>360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1475.03759398496">
            <text:p>1475.03759398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4"/>
          <table:table-cell table:style-name="ce3" table:formula="of:=SUM([.B58];[.C58];[.E58];[.F58])" office:value-type="float" office:value="1117.89473684211">
            <text:p>1117.8947368421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F58])" office:value-type="float" office:value="1475.03759398496">
            <text:p>1475.037593985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/>
          <table:table-cell table:formula="of:=SUM([.B58];[.D58];[.F58])" office:value-type="float" office:value="746.616541353384">
            <text:p>746.6165413534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B58:.F58])" office:value-type="float" office:value="1475.03759398496">
            <text:p>1475.03759398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table:number-columns-repeated="2"/>
          <table:table-cell table:formula="of:=SUM([.A58:.F58])" office:value-type="float" office:value="1475.03759398496">
            <text:p>1475.03759398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A58:.F58])" office:value-type="float" office:value="1475.03759398496">
            <text:p>1475.03759398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8:.F58])" office:value-type="float" office:value="1475.03759398496">
            <text:p>1475.03759398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475.03759398496">
            <text:p>1475.03759398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475.03759398496">
            <text:p>1475.03759398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];[.B58];[.D58])" office:value-type="float" office:value="746.616541353384">
            <text:p>746.616541353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:.F58])" office:value-type="float" office:value="1085.56390977444">
            <text:p>1085.5639097744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0" office:value-type="float" office:value="360">
            <text:p>360</text:p>
          </table:table-cell>
          <table:table-cell table:style-name="ce2" table:formula="of:=[.D33]/21" office:value-type="float" office:value="357.142857142857">
            <text:p>357.1428571429</text:p>
          </table:table-cell>
          <table:table-cell table:style-name="ce2" table:formula="of:=[.E33]/19" office:value-type="float" office:value="368.421052631579">
            <text:p>368.4210526316</text:p>
          </table:table-cell>
          <table:table-cell table:style-name="ce2" table:formula="of:=[.F33]/22" office:value-type="float" office:value="0">
            <text:p>0</text:p>
          </table:table-cell>
          <table:table-cell/>
          <table:table-cell table:formula="of:=SUM([.D58];[.F58])" office:value-type="float" office:value="357.142857142857">
            <text:p>357.1428571429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58:.F58])" office:value-type="float" office:value="1475.03759398496">
            <text:p>1475.03759398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E58])" office:value-type="float" office:value="1475.03759398496">
            <text:p>1475.03759398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3:.H60])" office:value-type="float" office:value="28374.4360902256">
            <text:p>28374.4360902256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2/18/2016</text:date>, <text:time>11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18T11:13:29</dc:date>
    <meta:editing-duration>P4DT18H32M21S</meta:editing-duration>
    <meta:editing-cycles>1841</meta:editing-cycles>
    <meta:generator>OpenOffice/4.1.1$Unix OpenOffice.org_project/411m6$Build-9775</meta:generator>
    <dc:creator>Hasmik Dabaghyan</dc:creator>
    <meta:document-statistic meta:table-count="11" meta:cell-count="4404" meta:object-count="0"/>
  </office:meta>
</office:document-meta>
</file>